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paragraph-rsid="00216020"/>
    </style:style>
    <style:style style:name="P2" style:family="paragraph" style:parent-style-name="Text_20_body">
      <style:paragraph-properties fo:text-align="start" style:justify-single-word="false"/>
      <style:text-properties officeooo:paragraph-rsid="00216020"/>
    </style:style>
    <style:style style:name="T1" style:family="text">
      <style:text-properties officeooo:rsid="00216020"/>
    </style:style>
    <style:style style:name="T2" style:family="text">
      <style:text-properties officeooo:rsid="0022d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Right In Two</text:span></text:h>
      <text:h text:style-name="Heading_20_2" text:outline-level="2">D <text:s text:c="12"/>Bb <text:s text:c="6"/>Gm <text:s/>C</text:h>
      <text:p text:style-name="P2">Angels on the sideline</text:p>
      <text:p text:style-name="P2">Puzzled and amused, <text:s/>Why did Father</text:p>
      <text:p text:style-name="P2">give these humans free will?</text:p>
      <text:p text:style-name="P2">Now they're all confused</text:p>
      <text:h text:style-name="Heading_20_2" text:outline-level="2">D <text:s text:c="18"/>Bb <text:s text:c="15"/>Gm <text:s text:c="6"/>C</text:h>
      <text:p text:style-name="P2">Don't these talking monkeys know that Eden has enough to go</text:p>
      <text:h text:style-name="Heading_20_2" text:outline-level="2">D <text:s text:c="7"/>Bb Gm F</text:h>
      <text:p text:style-name="P2">around?</text:p>
      <text:h text:style-name="Heading_20_2" text:outline-level="2">D <text:s text:c="14"/>Bb <text:s text:c="9"/>Gm <text:s text:c="12"/>C</text:h>
      <text:p text:style-name="P2">Sitting in this holy garden, silly monkeys where there's one you're</text:p>
      <text:p text:style-name="P2">bound to divide it</text:p>
      <text:h text:style-name="Heading_20_2" text:outline-level="2">D <text:s text:c="11"/>D D C</text:h>
      <text:p text:style-name="P2">Right in two</text:p>
      <text:p text:style-name="P2"/>
      <text:p text:style-name="P2">Angels on the sideline, <text:s text:c="18"/>Baffled and confused, Father</text:p>
      <text:p text:style-name="P2">blessed them all with reason, And <text:s text:c="8"/>this is what they choose?</text:p>
      <text:p text:style-name="P2"/>
      <text:p text:style-name="P2">Monkey killing monkey killing monkey over pieces of the <text:s text:c="11"/>ground</text:p>
      <text:p text:style-name="P2">Silly monkeys, give them thumbs, they forge a blade, and where there's one they're</text:p>
      <text:p text:style-name="P2">bound to divide it right in <text:s text:c="19"/>two, right in <text:s text:c="22"/>two</text:p>
      <text:p text:style-name="P2"/>
      <text:p text:style-name="P2">Monkey killing, monkey killing monkey over pieces of the <text:s text:c="25"/>ground</text:p>
      <text:p text:style-name="P2">Silly monkeys, give them thumbs, they make a club to beat their brother <text:s text:c="7"/>down</text:p>
      <text:p text:style-name="P2">How they've survived so misguided is a mystery</text:p>
      <text:p text:style-name="P2">Repugnant is a creature who would squander the ability</text:p>
      <text:h text:style-name="Heading_20_2" text:outline-level="2">D <text:s text:c="16"/>Bb <text:s text:c="14"/>F <text:s text:c="14"/>G</text:h>
      <text:p text:style-name="P2">To lift an eye to heaven conscious of our fleeting time here</text:p>
      <text:p text:style-name="P2"/>
      <text:h text:style-name="Heading_20_2" text:outline-level="2">D <text:s text:c="14"/>Bb <text:s text:c="10"/>G <text:s text:c="3"/>G</text:h>
      <text:p text:style-name="P2">Gotta divide it all right in two</text:p>
      <text:p text:style-name="P2">Gotta divide it all right in two <text:span text:style-name="T2">x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loext:graphic-properties draw:opacity="100%"/>
      <style:paragraph-properties fo:margin-top="0.0201in" fo:margin-bottom="0.0201in" style:contextual-spacing="false" style:page-number="auto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6:10.603553944</meta:creation-date>
    <dc:title>SongSheet</dc:title>
    <meta:editing-cycles>3</meta:editing-cycles>
    <meta:generator>LibreOffice/25.2.6.2$Linux_X86_64 LibreOffice_project/40d1a0e1d5bdf1afaeae24d9ece32bbb00fa66a4</meta:generator>
    <meta:editing-duration>PT30M7S</meta:editing-duration>
    <dc:date>2025-09-29T12:27:07.622043550</dc:date>
    <meta:print-date>2025-09-29T12:25:28.705943979</meta:print-date>
    <meta:document-statistic meta:table-count="0" meta:image-count="0" meta:object-count="0" meta:page-count="1" meta:paragraph-count="29" meta:word-count="201" meta:character-count="1301" meta:non-whitespace-character-count="836"/>
    <meta:template xlink:type="simple" xlink:actuate="onRequest" xlink:title="SongSheet" xlink:href="../../../../snap/libreoffice/358/.config/libreoffice/4/user/template/SongSheet.ott" meta:date="2025-09-29T11:56:09.396793019"/>
  </office:meta>
</office:document-meta>
</file>